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Z_g</text:p>
          </table:table-cell>
          <table:table-cell office:value-type="string" calcext:value-type="string">
            <text:p>Z_wej</text:p>
          </table:table-cell>
          <table:table-cell office:value-type="string" calcext:value-type="string">
            <text:p>Z_wyj</text:p>
          </table:table-cell>
          <table:table-cell office:value-type="string" calcext:value-type="string">
            <text:p>T [mu s]</text:p>
          </table:table-cell>
          <table:table-cell office:value-type="string" calcext:value-type="string">
            <text:p>v_p </text:p>
          </table:table-cell>
          <table:table-cell office:value-type="string" calcext:value-type="string">
            <text:p>v_p/c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.3" calcext:value-type="float">
            <text:p>48.3</text:p>
          </table:table-cell>
          <table:table-cell office:value-type="float" office:value="75.2" calcext:value-type="float">
            <text:p>75.2</text:p>
          </table:table-cell>
          <table:table-cell table:formula="of:=2.3*0.2" office:value-type="float" office:value="0.46" calcext:value-type="float">
            <text:p>0.46</text:p>
          </table:table-cell>
          <table:table-cell table:formula="of:=100/[.D2]" office:value-type="float" office:value="217.391304347826" calcext:value-type="float">
            <text:p>217.391304347826</text:p>
          </table:table-cell>
          <table:table-cell table:formula="of:=[.E2]/300" office:value-type="float" office:value="0.72463768115942" calcext:value-type="float">
            <text:p>0.72463768115942</text:p>
          </table:table-cell>
          <table:table-cell table:formula="of:=[.B2]+[.A2]-[.C2]" office:value-type="float" office:value="8.09999999999999" calcext:value-type="float">
            <text:p>8.099999999999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office:value-type="float" office:value="75.3" calcext:value-type="float">
            <text:p>75.3</text:p>
          </table:table-cell>
          <table:table-cell table:formula="of:=2.25*0.2" office:value-type="float" office:value="0.45" calcext:value-type="float">
            <text:p>0.45</text:p>
          </table:table-cell>
          <table:table-cell table:formula="of:=100/[.D3]" office:value-type="float" office:value="222.222222222222" calcext:value-type="float">
            <text:p>222.222222222222</text:p>
          </table:table-cell>
          <table:table-cell table:formula="of:=[.E3]/300" office:value-type="float" office:value="0.740740740740741" calcext:value-type="float">
            <text:p>0.740740740740741</text:p>
          </table:table-cell>
          <table:table-cell table:formula="of:=[.B3]+[.A3]-[.C3]" office:value-type="float" office:value="0.799999999999997" calcext:value-type="float">
            <text:p>0.7999999999999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.6" calcext:value-type="float">
            <text:p>48.6</text:p>
          </table:table-cell>
          <table:table-cell office:value-type="float" office:value="74.6" calcext:value-type="float">
            <text:p>74.6</text:p>
          </table:table-cell>
          <table:table-cell table:formula="of:=2.23*0.2" office:value-type="float" office:value="0.446" calcext:value-type="float">
            <text:p>0.446</text:p>
          </table:table-cell>
          <table:table-cell table:formula="of:=100/[.D4]" office:value-type="float" office:value="224.215246636771" calcext:value-type="float">
            <text:p>224.215246636771</text:p>
          </table:table-cell>
          <table:table-cell table:formula="of:=[.E4]/300" office:value-type="float" office:value="0.747384155455904" calcext:value-type="float">
            <text:p>0.747384155455904</text:p>
          </table:table-cell>
          <table:table-cell table:formula="of:=[.B4]+[.A4]-[.C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.6" calcext:value-type="float">
            <text:p>49.6</text:p>
          </table:table-cell>
          <table:table-cell office:value-type="float" office:value="73.8" calcext:value-type="float">
            <text:p>73.8</text:p>
          </table:table-cell>
          <table:table-cell table:formula="of:=2.23*0.2" office:value-type="float" office:value="0.446" calcext:value-type="float">
            <text:p>0.446</text:p>
          </table:table-cell>
          <table:table-cell table:formula="of:=100/[.D5]" office:value-type="float" office:value="224.215246636771" calcext:value-type="float">
            <text:p>224.215246636771</text:p>
          </table:table-cell>
          <table:table-cell table:formula="of:=[.E5]/300" office:value-type="float" office:value="0.747384155455904" calcext:value-type="float">
            <text:p>0.747384155455904</text:p>
          </table:table-cell>
          <table:table-cell table:formula="of:=[.B5]+[.A5]-[.C5]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.3" calcext:value-type="float">
            <text:p>49.3</text:p>
          </table:table-cell>
          <table:table-cell office:value-type="float" office:value="75.3" calcext:value-type="float">
            <text:p>75.3</text:p>
          </table:table-cell>
          <table:table-cell table:formula="of:=2.23*0.2" office:value-type="float" office:value="0.446" calcext:value-type="float">
            <text:p>0.446</text:p>
          </table:table-cell>
          <table:table-cell table:formula="of:=100/[.D6]" office:value-type="float" office:value="224.215246636771" calcext:value-type="float">
            <text:p>224.215246636771</text:p>
          </table:table-cell>
          <table:table-cell table:formula="of:=[.E6]/300" office:value-type="float" office:value="0.747384155455904" calcext:value-type="float">
            <text:p>0.747384155455904</text:p>
          </table:table-cell>
          <table:table-cell table:formula="of:=[.B6]+[.A6]-[.C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.9" calcext:value-type="float">
            <text:p>43.9</text:p>
          </table:table-cell>
          <table:table-cell office:value-type="float" office:value="74.9" calcext:value-type="float">
            <text:p>74.9</text:p>
          </table:table-cell>
          <table:table-cell table:formula="of:=2.245*0.2" office:value-type="float" office:value="0.449" calcext:value-type="float">
            <text:p>0.449</text:p>
          </table:table-cell>
          <table:table-cell table:formula="of:=100/[.D7]" office:value-type="float" office:value="222.71714922049" calcext:value-type="float">
            <text:p>222.71714922049</text:p>
          </table:table-cell>
          <table:table-cell table:formula="of:=[.E7]/300" office:value-type="float" office:value="0.742390497401633" calcext:value-type="float">
            <text:p>0.742390497401633</text:p>
          </table:table-cell>
          <table:table-cell table:formula="of:=[.B7]+[.A7]-[.C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.1" calcext:value-type="float">
            <text:p>45.1</text:p>
          </table:table-cell>
          <table:table-cell office:value-type="float" office:value="74.3" calcext:value-type="float">
            <text:p>74.3</text:p>
          </table:table-cell>
          <table:table-cell table:formula="of:=2.21*0.2" office:value-type="float" office:value="0.442" calcext:value-type="float">
            <text:p>0.442</text:p>
          </table:table-cell>
          <table:table-cell table:formula="of:=100/[.D8]" office:value-type="float" office:value="226.244343891403" calcext:value-type="float">
            <text:p>226.244343891403</text:p>
          </table:table-cell>
          <table:table-cell table:formula="of:=[.E8]/300" office:value-type="float" office:value="0.754147812971342" calcext:value-type="float">
            <text:p>0.7541478129713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ad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.7" calcext:value-type="float">
            <text:p>44.7</text:p>
          </table:table-cell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5.8" calcext:value-type="float">
            <text:p>325.8</text:p>
          </table:table-cell>
          <table:table-cell office:value-type="float" office:value="517" calcext:value-type="float">
            <text:p>5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4:45:25.518747638</meta:creation-date>
    <dc:date>2026-03-24T16:56:39.498469652</dc:date>
    <meta:editing-duration>PT1M58S</meta:editing-duration>
    <meta:editing-cycles>1</meta:editing-cycles>
    <meta:document-statistic meta:table-count="1" meta:cell-count="62" meta:object-count="0"/>
    <meta:generator>LibreOffice/25.8.5.2$Linux_X86_64 LibreOffice_project/580$Build-2</meta:generator>
  </office:meta>
</office:document-meta>
</file>